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1A00000253D1D24142.png"/>
  <manifest:file-entry manifest:media-type="image/png" manifest:full-path="Pictures/10000000000001900000013387BB4C3B.png"/>
  <manifest:file-entry manifest:media-type="image/png" manifest:full-path="Pictures/100000000000019000000190E362F3D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13cm" fo:min-width="0cm"/>
    </style:style>
    <style:style style:name="pr1" style:family="presentation" style:parent-style-name="lyt-aqua-title">
      <style:graphic-properties draw:auto-grow-height="true" fo:min-height="3.507cm"/>
    </style:style>
    <style:style style:name="pr2" style:family="presentation" style:parent-style-name="lyt-aqua-notes">
      <style:graphic-properties draw:fill-color="#ffffff" draw:auto-grow-height="true" fo:min-height="13.365cm"/>
    </style:style>
    <style:style style:name="pr3" style:family="presentation" style:parent-style-name="lyt-aqua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48pt" style:font-size-asian="18pt" style:font-size-complex="18pt"/>
    </style:style>
    <style:style style:name="P4" style:family="paragraph">
      <style:paragraph-properties fo:text-align="center"/>
    </style:style>
    <style:style style:name="T1" style:family="text">
      <style:text-properties fo:font-size="4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Зачем нужно жениться</text:p>
          </draw:text-box>
        </draw:frame>
        <draw:frame draw:style-name="gr1" draw:layer="layout" svg:width="5.472cm" svg:height="0.962cm" svg:x="15.24cm" svg:y="16.51cm">
          <draw:text-box>
            <text:p>Андрей Солцнев</text:p>
          </draw:text-box>
        </draw:frame>
        <presentation:notes draw:style-name="dp2">
          <draw:page-thumbnail draw:style-name="gr2" draw:layer="layout" svg:width="14.84cm" svg:height="11.136cm" svg:x="3.073cm" svg:y="2.257cm" draw:page-number="1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">
        <office:forms form:automatic-focus="false" form:apply-design-mode="false"/>
        <draw:frame draw:style-name="gr1" draw:text-style-name="P3" draw:layer="layout" svg:width="4.862cm" svg:height="2.143cm" svg:x="11.838cm" svg:y="4.19cm">
          <draw:text-box>
            <text:p text:style-name="P3"><text:span text:style-name="T1">БРАК</text:span></text:p>
          </draw:text-box>
        </draw:frame>
        <draw:frame draw:style-name="gr3" draw:text-style-name="P4" draw:layer="layout" svg:width="10.582cm" svg:height="8.122cm" svg:x="8.89cm" svg:y="7.563cm">
          <draw:image xlink:href="Pictures/10000000000001900000013387BB4C3B.png" xlink:type="simple" xlink:show="embed" xlink:actuate="onLoad">
            <text:p/>
          </draw:image>
        </draw:frame>
        <presentation:notes draw:style-name="dp2">
          <draw:page-thumbnail draw:style-name="gr2" draw:layer="layout" svg:width="14.84cm" svg:height="11.136cm" svg:x="3.073cm" svg:y="2.257cm" draw:page-number="2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">
        <office:forms form:automatic-focus="false" form:apply-design-mode="false"/>
        <draw:frame draw:style-name="gr3" draw:text-style-name="P4" draw:layer="layout" svg:width="10.582cm" svg:height="10.582cm" svg:x="8.737cm" svg:y="5.21cm">
          <draw:image xlink:href="Pictures/100000000000019000000190E362F3D4.png" xlink:type="simple" xlink:show="embed" xlink:actuate="onLoad">
            <text:p/>
          </draw:image>
        </draw:frame>
        <draw:frame draw:style-name="gr4" draw:text-style-name="P3" draw:layer="layout" svg:width="7.267cm" svg:height="3.963cm" svg:x="10.413cm" svg:y="14.605cm">
          <draw:text-box>
            <text:p><text:span text:style-name="T1">ЗАЧЕМ?</text:span></text:p>
          </draw:text-box>
        </draw:frame>
        <presentation:notes draw:style-name="dp2">
          <draw:page-thumbnail draw:style-name="gr2" draw:layer="layout" svg:width="14.84cm" svg:height="11.136cm" svg:x="3.073cm" svg:y="2.257cm" draw:page-number="3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text:enable-numbering="false"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text:enable-numbering="true"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text:enable-numbering="false"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text:enable-numbering="false"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7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4" draw:layer="backgroundobjects" svg:width="8.875cm" svg:height="1.448cm" svg:x="9.876cm" svg:y="18.231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cm" svg:height="11.136cm" svg:x="3.073cm" svg:y="2.257cm" presentation:class="page"/>
        <draw:frame presentation:style-name="lyt-aqua-notes" draw:layer="backgroundobjects" svg:width="16.79cm" svg:height="13.364cm" svg:x="2.098cm" svg:y="14.107cm" presentation:class="notes" presentation:placeholder="true">
          <draw:text-box/>
        </draw:frame>
        <draw:frame presentation:style-name="Mpr8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08cm" svg:height="1.484cm" svg:x="11.87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08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08cm" svg:height="1.484cm" svg:x="11.879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creation-date>2011-12-18T12:52:45</meta:creation-date>
    <dc:language>fi-FI</dc:language>
    <meta:editing-cycles>5</meta:editing-cycles>
    <meta:editing-duration>PT06H02M34S</meta:editing-duration>
    <meta:initial-creator>Andrei Solntsev</meta:initial-creator>
    <dc:date>2011-12-18T18:55:05</dc:date>
    <dc:creator>Andrei Solntsev</dc:creator>
    <meta:document-statistic meta:object-count="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2/share/template/en-US/presnt/Orange.otp"/>
  </office:meta>
</office:document-meta>
</file>